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4.5cm" fo:min-width="14.25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4.5cm" fo:min-width="4.5cm"/>
    </style:style>
    <style:style style:name="gr4" style:family="graphic" style:parent-style-name="standard">
      <style:graphic-properties draw:fill="solid" draw:fill-color="#e8f2a1" draw:textarea-horizontal-align="justify" draw:textarea-vertical-align="middle" draw:auto-grow-height="false" fo:min-height="4.5cm" fo:min-width="4.5cm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4.5cm" fo:min-width="4.2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solid" draw:fill-color="#e8f2a1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5cm" svg:height="4.75cm" svg:x="2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cm" svg:x="14cm" svg:y="2.25cm">
          <draw:text-box>
            <text:p>entrepôt</text:p>
          </draw:text-box>
        </draw:frame>
        <draw:custom-shape draw:style-name="gr3" draw:text-style-name="P3" draw:layer="layout" svg:width="5cm" svg:height="4.75cm" svg:x="11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4.75cm" svg:x="6.7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5cm" svg:height="4.75cm" svg:x="2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cm" svg:x="14.25cm" svg:y="3.25cm">
          <draw:text-box>
            <text:p>zone 3</text:p>
          </draw:text-box>
        </draw:frame>
        <draw:frame draw:style-name="gr2" draw:text-style-name="P2" draw:layer="layout" svg:width="2.5cm" svg:height="1cm" svg:x="9.5cm" svg:y="3.25cm">
          <draw:text-box>
            <text:p>zone 2</text:p>
          </draw:text-box>
        </draw:frame>
        <draw:frame draw:style-name="gr2" draw:text-style-name="P2" draw:layer="layout" svg:width="2.5cm" svg:height="1cm" svg:x="4.5cm" svg:y="3.25cm">
          <draw:text-box>
            <text:p>zone 1</text:p>
          </draw:text-box>
        </draw:frame>
        <draw:custom-shape draw:style-name="gr6" draw:text-style-name="P6" draw:layer="layout" svg:width="0.5cm" svg:height="0.5cm" svg:x="13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4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5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5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4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0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0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9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5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2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9.50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0.75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0.5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25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9.251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501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8.5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0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5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.2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4.50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5.75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5.5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25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4.251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.501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3.5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12.00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5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2.25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4.5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5.75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5.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25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4.25cm" svg:y="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2.5cm" svg:y="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50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2.25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4.501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5.75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5.501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251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4.25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2.50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3.501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2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5cm" svg:height="0.962cm" svg:x="2cm" svg:y="9.038cm">
          <draw:text-box>
            <text:p>Légende :</text:p>
          </draw:text-box>
        </draw:frame>
        <draw:custom-shape draw:style-name="gr6" draw:text-style-name="P6" draw:layer="layout" svg:width="0.5cm" svg:height="0.5cm" svg:x="3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5.502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5cm" svg:height="0.962cm" svg:x="4.75cm" svg:y="10cm">
          <draw:text-box>
            <text:p>beacon</text:p>
          </draw:text-box>
        </draw:frame>
        <draw:custom-shape draw:style-name="gr8" draw:text-style-name="P7" draw:layer="layout" svg:width="0.5cm" svg:height="0.5cm" svg:x="3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5cm" svg:height="0.5cm" svg:x="3.7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13.7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8.75cm" svg:y="3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cm" svg:height="0.962cm" svg:x="4.75cm" svg:y="11.25cm">
          <draw:text-box>
            <text:p>gatewa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2:34.678705307</meta:creation-date>
    <dc:date>2024-03-06T15:37:55.295976049</dc:date>
    <meta:editing-duration>PT15M19S</meta:editing-duration>
    <meta:editing-cycles>5</meta:editing-cycles>
    <meta:generator>LibreOffice/7.3.7.2$Linux_X86_64 LibreOffice_project/30$Build-2</meta:generator>
    <meta:document-statistic meta:object-count="82"/>
  </office:meta>
</office:document-meta>
</file>